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135"/>
    <style:style style:name="ce37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6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0.99pt solid #000000" fo:border-top="0.99pt solid #000000"/>
    </style:style>
    <style:style style:name="ce51" style:family="table-cell" style:parent-style-name="Default">
      <style:table-cell-properties fo:border-bottom="0.99pt solid #000000" fo:border-left="none" fo:border-right="0.99pt solid #000000" fo:border-top="none"/>
    </style:style>
    <style:style style:name="ce52" style:family="table-cell" style:parent-style-name="Default">
      <style:table-cell-properties fo:border-bottom="none" fo:border-left="none" fo:border-right="0.99pt solid #000000" fo:border-top="none"/>
    </style:style>
    <style:style style:name="ce5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3"/>
    <style:style style:name="ce61" style:family="table-cell" style:parent-style-name="Default" style:data-style-name="N143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37"/>
      <style:map style:condition="cell-content()&lt;=0.9999999999998" style:apply-style-name="Untitled2" style:base-cell-address="Sheet1.E37"/>
    </style:style>
    <style:style style:name="ce6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42"/>
      <style:map style:condition="cell-content()&lt;=0.9999999999998" style:apply-style-name="Untitled4" style:base-cell-address="Sheet1.E42"/>
    </style:style>
    <style:style style:name="ce66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7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8" style:family="table-cell" style:parent-style-name="Default" style:data-style-name="N135">
      <style:map style:condition="cell-content()&gt;=1.0000000000001" style:apply-style-name="Untitled7" style:base-cell-address="Sheet1.E70"/>
      <style:map style:condition="cell-content()&lt;=0.9999999999998" style:apply-style-name="Untitled10" style:base-cell-address="Sheet1.E70"/>
    </style:style>
    <style:style style:name="ce69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76"/>
      <style:map style:condition="cell-content()&lt;=0.9999999999998" style:apply-style-name="Untitled9" style:base-cell-address="Sheet1.E76"/>
    </style:style>
    <style:style style:name="ce70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 style:data-style-name="N135"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72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73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90"/>
      <style:map style:condition="cell-content()&lt;=0.9999999999998" style:apply-style-name="Untitled10" style:base-cell-address="Sheet1.E90"/>
    </style:style>
    <style:style style:name="ce74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94"/>
      <style:map style:condition="cell-content()&lt;=0.9999999999998" style:apply-style-name="Untitled10" style:base-cell-address="Sheet1.E94"/>
    </style:style>
    <style:style style:name="ce75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60"/>
    <style:style style:name="ce79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80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70"/>
      <style:map style:condition="cell-content()&lt;=0.999999999998" style:apply-style-name="Untitled12" style:base-cell-address="Sheet1.I70"/>
    </style:style>
    <style:style style:name="ce81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82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76"/>
      <style:map style:condition="cell-content()&lt;=0.9999999999998" style:apply-style-name="Untitled19" style:base-cell-address="Sheet1.I76"/>
    </style:style>
    <style:style style:name="ce83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1"/>
      <style:map style:condition="cell-content()&lt;=0.999999999998" style:apply-style-name="Untitled12" style:base-cell-address="Sheet1.I81"/>
    </style:style>
    <style:style style:name="ce84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84"/>
      <style:map style:condition="cell-content()&lt;=0.9999999999998" style:apply-style-name="Untitled14" style:base-cell-address="Sheet1.I84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8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1.45816665714177, 0.416097945200406, 0.707106781186548, 1.5662415203282]</text:p>
          </table:table-cell>
          <table:table-cell table:style-name="ce50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0.751944312550492, 0.492534268624308, 0, -1.1501435751278 ]</text:p>
          </table:table-cell>
          <table:table-cell table:style-name="ce51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2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50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1" office:value-type="string" calcext:value-type="string">
            <text:p>im antitop Ruhesystem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[433.75, 0, 0, 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[433.75, 0, 0, -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[433.75, 173.2829892834262, 0, 357.7845973836772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[433.75, -173.2829892834262, 0, -357.7845973836772]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3" office:value-type="string" calcext:value-type="string">
            <text:p>Peter</text:p>
          </table:table-cell>
          <table:table-cell table:style-name="ce38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2441756250932</text:p>
          </table:table-cell>
          <table:table-cell table:style-name="ce54" office:value-type="string" calcext:value-type="string">
            <text:p>1.244175625093202e-03</text:p>
          </table:table-cell>
          <table:table-cell table:style-name="ce62" table:formula="of:=[.C37]/[.D37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265821610482568</text:p>
          </table:table-cell>
          <table:table-cell table:style-name="ce37" office:value-type="string" calcext:value-type="string">
            <text:p>-2.658216104825689e-03</text:p>
          </table:table-cell>
          <table:table-cell table:style-name="ce62" table:formula="of:=[.C38]/[.D38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7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5"/>
          <table:table-cell table:style-name="ce63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6"/>
          <table:table-cell table:style-name="ce64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5" office:value-type="string" calcext:value-type="string">
            <text:p>0.00124885554843038</text:p>
          </table:table-cell>
          <table:table-cell table:style-name="ce57" office:value-type="string" calcext:value-type="string">
            <text:p>1.248855548430383e-03</text:p>
          </table:table-cell>
          <table:table-cell table:style-name="ce65" table:formula="of:=[.C42]/[.D42]" office:value-type="float" office:value="0.999999999999998" calcext:value-type="float">
            <text:p>9.999999999999980E-01</text:p>
          </table:table-cell>
          <table:table-cell/>
          <table:table-cell table:style-name="ce78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 office:value-type="string" calcext:value-type="string">
            <text:p>-0.00782750491353004</text:p>
          </table:table-cell>
          <table:table-cell table:style-name="ce37" office:value-type="string" calcext:value-type="string">
            <text:p>-7.827504913530070e-03</text:p>
          </table:table-cell>
          <table:table-cell table:style-name="ce65" table:formula="of:=[.C43]/[.D43]" office:value-type="float" office:value="0.999999999999996" calcext:value-type="float">
            <text:p>9.99999999999996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 office:value-type="string" calcext:value-type="string">
            <text:p><text:s/>-0.00279525194750681</text:p>
          </table:table-cell>
          <table:table-cell table:style-name="ce37" office:value-type="string" calcext:value-type="string">
            <text:p>-2.795251947506811e-03</text:p>
          </table:table-cell>
          <table:table-cell table:style-name="ce65" table:formula="of:=[.C44]/[.D4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6"/>
          <table:table-cell table:style-name="ce58"/>
          <table:table-cell table:style-name="ce65" table:formula="of:=[.C45]/[.D4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6"/>
          <table:table-cell table:style-name="ce64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59" office:value-type="string" calcext:value-type="string">
            <text:p>-7.336456249346649e-04</text:p>
          </table:table-cell>
          <table:table-cell table:style-name="ce65" table:formula="of:=[.C47]/[.D47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8" office:value-type="float" office:value="0.0086603861342271" calcext:value-type="float">
            <text:p>8.660386134227100E-03</text:p>
          </table:table-cell>
          <table:table-cell table:formula="of:=[.C48]/[.D48]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8" table:formula="of:=-0.00491308816209055/2" office:value-type="float" office:value="-0.00245654408104527" calcext:value-type="float">
            <text:p>-2.456544081045270E-03</text:p>
          </table:table-cell>
          <table:table-cell table:formula="of:=[.C49]/[.D49]" office:value-type="float" office:value="-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60" table:formula="of:=SUM([.D48:.D49])" office:value-type="float" office:value="0.00620384205318183" calcext:value-type="float">
            <text:p>0.006203842053181830</text:p>
          </table:table-cell>
          <table:table-cell table:style-name="ce65" table:formula="of:=[.C50]/[.D50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6"/>
          <table:table-cell table:style-name="ce64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7" office:value-type="string" calcext:value-type="string">
            <text:p>0.00547019642824715</text:p>
          </table:table-cell>
          <table:table-cell table:style-name="ce61" table:formula="of:=[.D50]+[.D47]" office:value-type="float" office:value="0.00547019642824716" calcext:value-type="float">
            <text:p>0.005470196428247160</text:p>
          </table:table-cell>
          <table:table-cell table:style-name="ce66" table:formula="of:=[.C52]/[.D52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7" office:value-type="string" calcext:value-type="string">
            <text:p>-0.00154407727273172</text:p>
          </table:table-cell>
          <table:table-cell table:style-name="ce37" office:value-type="string" calcext:value-type="string">
            <text:p>-0.001544077272731723</text:p>
          </table:table-cell>
          <table:table-cell table:style-name="ce66" table:formula="of:=[.C53]/[.D53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 office:value-type="string" calcext:value-type="string">
            <text:p>0.0291456394575907 </text:p>
          </table:table-cell>
          <table:table-cell table:style-name="ce37"/>
          <table:table-cell table:style-name="ce66" table:formula="of:=[.C54]/[.D5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 office:value-type="string" calcext:value-type="string">
            <text:p>0.0421997725288106</text:p>
          </table:table-cell>
          <table:table-cell table:style-name="ce55" office:value-type="string" calcext:value-type="string">
            <text:p>0.042199772528810608</text:p>
          </table:table-cell>
          <table:table-cell table:style-name="ce67" table:formula="of:=[.C55]/[.D5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Phasenraumpunkt:</text:p>
          </table:table-cell>
          <table:table-cell table:style-name="ce10"/>
          <table:table-cell table:style-name="ce38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9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40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1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2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9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/>
          <table:table-cell table:style-name="ce54"/>
          <table:table-cell/>
          <table:table-cell table:style-name="ce75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/>
          <table:table-cell table:style-name="ce37"/>
          <table:table-cell/>
          <table:table-cell table:style-name="ce76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/>
          <table:table-cell table:style-name="ce37"/>
          <table:table-cell table:style-name="ce68" table:formula="of:=[.C70]/[.D70]" office:value-type="string" office:string-value="" calcext:value-type="error">
            <text:p>#DIV/0!</text:p>
          </table:table-cell>
          <table:table-cell table:style-name="ce76"/>
          <table:table-cell table:style-name="ce32"/>
          <table:table-cell/>
          <table:table-cell table:style-name="ce80" table:formula="of:=[.G70]/[.H70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a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b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2">
          <table:table-cell table:style-name="ce5" table:number-columns-repeated="2"/>
          <table:table-cell table:style-name="ce32"/>
          <table:table-cell table:style-name="ce37"/>
          <table:table-cell table:style-name="ce36"/>
          <table:table-cell table:style-name="ce76"/>
          <table:table-cell table:style-name="ce32"/>
          <table:table-cell table:style-name="ce37"/>
          <table:table-cell table:style-name="ce81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(SGA)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c</text:p>
          </table:table-cell>
          <table:table-cell table:style-name="ce32"/>
          <table:table-cell table:style-name="ce37"/>
          <table:table-cell/>
          <table:table-cell table:style-name="ce36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3"/>
          <table:table-cell table:style-name="ce55"/>
          <table:table-cell table:style-name="ce69" table:formula="of:=[.C76]/[.D76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82" table:formula="of:=[.G76]/[.H76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0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9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4"/>
          <table:table-cell table:style-name="ce71" table:formula="of:=[.C80]/[.D80]" office:value-type="string" office:string-value="" calcext:value-type="error">
            <text:p>#DIV/0!</text:p>
          </table:table-cell>
          <table:table-cell table:style-name="ce75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7"/>
          <table:table-cell table:style-name="ce71" table:formula="of:=[.C81]/[.D81]" office:value-type="string" office:string-value="" calcext:value-type="error">
            <text:p>#DIV/0!</text:p>
          </table:table-cell>
          <table:table-cell table:style-name="ce76"/>
          <table:table-cell table:style-name="ce32"/>
          <table:table-cell table:style-name="ce37"/>
          <table:table-cell table:style-name="ce83" table:formula="of:=[.G81]/[.H81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7"/>
          <table:table-cell/>
          <table:table-cell table:style-name="ce76"/>
          <table:table-cell table:style-name="ce32"/>
          <table:table-cell table:style-name="ce37"/>
          <table:table-cell table:style-name="ce81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7"/>
          <table:table-cell table:style-name="ce71" table:formula="of:=[.C83]/[.D83]" office:value-type="string" office:string-value="" calcext:value-type="error">
            <text:p>#DIV/0!</text:p>
          </table:table-cell>
          <table:table-cell table:style-name="ce76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5"/>
          <table:table-cell table:style-name="ce72" table:formula="of:=[.C84]/[.D84]" office:value-type="string" office:string-value="" calcext:value-type="error">
            <text:p>#DIV/0!</text:p>
          </table:table-cell>
          <table:table-cell table:style-name="ce77"/>
          <table:table-cell table:style-name="ce33"/>
          <table:table-cell table:style-name="ce55"/>
          <table:table-cell table:style-name="ce84" table:formula="of:=[.G84]/[.H8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6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4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6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6" table:number-columns-repeated="2"/>
          <table:table-cell table:style-name="ce73" table:formula="of:=[.C90]/[.D9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5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6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 table:number-columns-repeated="2"/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6" table:number-columns-repeated="2"/>
          <table:table-cell table:style-name="ce74" table:formula="of:=[.C94]/[.D9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2" table:number-rows-repeated="104848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37:Sheet1.E38">
            <calcext:condition calcext:apply-style-name="Untitled1" calcext:value="&gt;=1.0000000000001" calcext:base-cell-address="Sheet1.E37"/>
            <calcext:condition calcext:apply-style-name="Untitled2" calcext:value="&lt;=0.9999999999998" calcext:base-cell-address="Sheet1.E37"/>
          </calcext:conditional-format>
          <calcext:conditional-format calcext:target-range-address="Sheet1.E42:Sheet1.E45 Sheet1.E50:Sheet1.E50 Sheet1.E47:Sheet1.E47">
            <calcext:condition calcext:apply-style-name="Untitled3" calcext:value="&gt;=1.0000000000001" calcext:base-cell-address="Sheet1.E42"/>
            <calcext:condition calcext:apply-style-name="Untitled4" calcext:value="&lt;=0.9999999999998" calcext:base-cell-address="Sheet1.E42"/>
          </calcext:conditional-format>
          <calcext:conditional-format calcext:target-range-address="Sheet1.E52:Sheet1.E55">
            <calcext:condition calcext:apply-style-name="Untitled5" calcext:value="&gt;=1.0000000000001" calcext:base-cell-address="Sheet1.E52"/>
            <calcext:condition calcext:apply-style-name="Untitled6" calcext:value="&lt;=0.9999999999998" calcext:base-cell-address="Sheet1.E52"/>
          </calcext:conditional-format>
          <calcext:conditional-format calcext:target-range-address="Sheet1.E76:Sheet1.E76">
            <calcext:condition calcext:apply-style-name="Untitled8" calcext:value="&gt;=1.0000000000001" calcext:base-cell-address="Sheet1.E76"/>
            <calcext:condition calcext:apply-style-name="Untitled9" calcext:value="&lt;=0.9999999999998" calcext:base-cell-address="Sheet1.E76"/>
          </calcext:conditional-format>
          <calcext:conditional-format calcext:target-range-address="Sheet1.I70:Sheet1.I70">
            <calcext:condition calcext:apply-style-name="Untitled11" calcext:value="&gt;=1.0000000000001" calcext:base-cell-address="Sheet1.I70"/>
            <calcext:condition calcext:apply-style-name="Untitled12" calcext:value="&lt;=0.999999999998" calcext:base-cell-address="Sheet1.I70"/>
          </calcext:conditional-format>
          <calcext:conditional-format calcext:target-range-address="Sheet1.I76:Sheet1.I76">
            <calcext:condition calcext:apply-style-name="Untitled18" calcext:value="&gt;=1.0000000000001" calcext:base-cell-address="Sheet1.I76"/>
            <calcext:condition calcext:apply-style-name="Untitled19" calcext:value="&lt;=0.9999999999998" calcext:base-cell-address="Sheet1.I76"/>
          </calcext:conditional-format>
          <calcext:conditional-format calcext:target-range-address="Sheet1.E70:Sheet1.E70">
            <calcext:condition calcext:apply-style-name="Untitled7" calcext:value="&gt;=1.0000000000001" calcext:base-cell-address="Sheet1.E70"/>
            <calcext:condition calcext:apply-style-name="Untitled10" calcext:value="&lt;=0.9999999999998" calcext:base-cell-address="Sheet1.E70"/>
          </calcext:conditional-format>
          <calcext:conditional-format calcext:target-range-address="Sheet1.E80:Sheet1.E81 Sheet1.E83:Sheet1.E84">
            <calcext:condition calcext:apply-style-name="Untitled7" calcext:value="&gt;=1.0000000000001" calcext:base-cell-address="Sheet1.E80"/>
            <calcext:condition calcext:apply-style-name="Untitled10" calcext:value="&lt;=0.9999999999998" calcext:base-cell-address="Sheet1.E80"/>
          </calcext:conditional-format>
          <calcext:conditional-format calcext:target-range-address="Sheet1.I81:Sheet1.I81">
            <calcext:condition calcext:apply-style-name="Untitled11" calcext:value="&gt;=1.0000000000001" calcext:base-cell-address="Sheet1.I81"/>
            <calcext:condition calcext:apply-style-name="Untitled12" calcext:value="&lt;=0.999999999998" calcext:base-cell-address="Sheet1.I81"/>
          </calcext:conditional-format>
          <calcext:conditional-format calcext:target-range-address="Sheet1.I84:Sheet1.I84">
            <calcext:condition calcext:apply-style-name="Untitled13" calcext:value="&gt;=1.0000000000001" calcext:base-cell-address="Sheet1.I84"/>
            <calcext:condition calcext:apply-style-name="Untitled14" calcext:value="&lt;=0.9999999999998" calcext:base-cell-address="Sheet1.I84"/>
          </calcext:conditional-format>
          <calcext:conditional-format calcext:target-range-address="Sheet1.E90:Sheet1.E90">
            <calcext:condition calcext:apply-style-name="Untitled7" calcext:value="&gt;=1.0000000000001" calcext:base-cell-address="Sheet1.E90"/>
            <calcext:condition calcext:apply-style-name="Untitled10" calcext:value="&lt;=0.9999999999998" calcext:base-cell-address="Sheet1.E90"/>
          </calcext:conditional-format>
          <calcext:conditional-format calcext:target-range-address="Sheet1.E94:Sheet1.E94">
            <calcext:condition calcext:apply-style-name="Untitled7" calcext:value="&gt;=1.0000000000001" calcext:base-cell-address="Sheet1.E94"/>
            <calcext:condition calcext:apply-style-name="Untitled10" calcext:value="&lt;=0.9999999999998" calcext:base-cell-address="Sheet1.E9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8:19:52.304198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8T18:57:44.942760060</dc:date>
    <meta:editing-duration>PT8H32M11S</meta:editing-duration>
    <meta:editing-cycles>52</meta:editing-cycles>
    <meta:generator>LibreOffice/4.4.4.3$Linux_X86_64 LibreOffice_project/40$Build-3</meta:generator>
    <meta:document-statistic meta:table-count="1" meta:cell-count="192" meta:object-count="0"/>
  </office:meta>
</office:document-meta>
</file>